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fx_1</text:p>
          </table:table-cell>
          <table:table-cell office:value-type="string" calcext:value-type="string">
            <text:p>fx_2</text:p>
          </table:table-cell>
          <table:table-cell office:value-type="string" calcext:value-type="string">
            <text:p>fx_3</text:p>
          </table:table-cell>
          <table:table-cell office:value-type="string" calcext:value-type="string">
            <text:p>fx_4</text:p>
          </table:table-cell>
          <table:table-cell office:value-type="string" calcext:value-type="string">
            <text:p>fx_5</text:p>
          </table:table-cell>
          <table:table-cell office:value-type="string" calcext:value-type="string">
            <text:p>fx_6</text:p>
          </table:table-cell>
          <table:table-cell office:value-type="string" calcext:value-type="string">
            <text:p>fx_7</text:p>
          </table:table-cell>
          <table:table-cell office:value-type="string" calcext:value-type="string">
            <text:p>share_acum_1</text:p>
          </table:table-cell>
          <table:table-cell office:value-type="string" calcext:value-type="string">
            <text:p>share_acum_2</text:p>
          </table:table-cell>
          <table:table-cell office:value-type="string" calcext:value-type="string">
            <text:p>share_acum_3</text:p>
          </table:table-cell>
          <table:table-cell office:value-type="string" calcext:value-type="string">
            <text:p>share_acum_4</text:p>
          </table:table-cell>
          <table:table-cell office:value-type="string" calcext:value-type="string">
            <text:p>share_acum_5</text:p>
          </table:table-cell>
          <table:table-cell office:value-type="string" calcext:value-type="string">
            <text:p>share_acum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7.54" calcext:value-type="float">
            <text:p>557.54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1749.88" calcext:value-type="float">
            <text:p>1749.88</text:p>
          </table:table-cell>
          <table:table-cell office:value-type="float" office:value="3178.34" calcext:value-type="float">
            <text:p>3178.34</text:p>
          </table:table-cell>
          <table:table-cell office:value-type="float" office:value="4972.91" calcext:value-type="float">
            <text:p>4972.91</text:p>
          </table:table-cell>
          <table:table-cell office:value-type="float" office:value="7875.17" calcext:value-type="float">
            <text:p>7875.17</text:p>
          </table:table-cell>
          <table:table-cell office:value-type="float" office:value="20309.5" calcext:value-type="float">
            <text:p>20309.5</text:p>
          </table:table-cell>
          <table:table-cell office:value-type="float" office:value="0.215025240813621" calcext:value-type="float">
            <text:p>0.215025240813621</text:p>
          </table:table-cell>
          <table:table-cell office:value-type="float" office:value="0.379378824507225" calcext:value-type="float">
            <text:p>0.379378824507225</text:p>
          </table:table-cell>
          <table:table-cell office:value-type="float" office:value="0.70012641911574" calcext:value-type="float">
            <text:p>0.70012641911574</text:p>
          </table:table-cell>
          <table:table-cell office:value-type="float" office:value="0.849274789124949" calcext:value-type="float">
            <text:p>0.849274789124949</text:p>
          </table:table-cell>
          <table:table-cell office:value-type="float" office:value="0.924175702070765" calcext:value-type="float">
            <text:p>0.924175702070765</text:p>
          </table:table-cell>
          <table:table-cell office:value-type="float" office:value="0.965553781928779" calcext:value-type="float">
            <text:p>0.965553781928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.29" calcext:value-type="float">
            <text:p>565.29</text:p>
          </table:table-cell>
          <table:table-cell office:value-type="float" office:value="1025.37" calcext:value-type="float">
            <text:p>1025.37</text:p>
          </table:table-cell>
          <table:table-cell office:value-type="float" office:value="1750.94" calcext:value-type="float">
            <text:p>1750.94</text:p>
          </table:table-cell>
          <table:table-cell office:value-type="float" office:value="3179.88" calcext:value-type="float">
            <text:p>3179.88</text:p>
          </table:table-cell>
          <table:table-cell office:value-type="float" office:value="5165.19" calcext:value-type="float">
            <text:p>5165.19</text:p>
          </table:table-cell>
          <table:table-cell office:value-type="float" office:value="7815.51" calcext:value-type="float">
            <text:p>7815.51</text:p>
          </table:table-cell>
          <table:table-cell office:value-type="float" office:value="14740.44" calcext:value-type="float">
            <text:p>14740.44</text:p>
          </table:table-cell>
          <table:table-cell office:value-type="float" office:value="0.213492203098424" calcext:value-type="float">
            <text:p>0.213492203098424</text:p>
          </table:table-cell>
          <table:table-cell office:value-type="float" office:value="0.434855312837539" calcext:value-type="float">
            <text:p>0.434855312837539</text:p>
          </table:table-cell>
          <table:table-cell office:value-type="float" office:value="0.765193892550512" calcext:value-type="float">
            <text:p>0.765193892550512</text:p>
          </table:table-cell>
          <table:table-cell office:value-type="float" office:value="0.896241376655815" calcext:value-type="float">
            <text:p>0.896241376655815</text:p>
          </table:table-cell>
          <table:table-cell office:value-type="float" office:value="0.954248263109615" calcext:value-type="float">
            <text:p>0.954248263109615</text:p>
          </table:table-cell>
          <table:table-cell office:value-type="float" office:value="0.982601462496513" calcext:value-type="float">
            <text:p>0.982601462496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.98" calcext:value-type="float">
            <text:p>545.98</text:p>
          </table:table-cell>
          <table:table-cell office:value-type="float" office:value="1039.27" calcext:value-type="float">
            <text:p>1039.27</text:p>
          </table:table-cell>
          <table:table-cell office:value-type="float" office:value="1709.61" calcext:value-type="float">
            <text:p>1709.61</text:p>
          </table:table-cell>
          <table:table-cell office:value-type="float" office:value="3204.48" calcext:value-type="float">
            <text:p>3204.48</text:p>
          </table:table-cell>
          <table:table-cell office:value-type="float" office:value="5073.26" calcext:value-type="float">
            <text:p>5073.26</text:p>
          </table:table-cell>
          <table:table-cell office:value-type="float" office:value="7665.94" calcext:value-type="float">
            <text:p>7665.94</text:p>
          </table:table-cell>
          <table:table-cell office:value-type="float" office:value="15476.32" calcext:value-type="float">
            <text:p>15476.32</text:p>
          </table:table-cell>
          <table:table-cell office:value-type="float" office:value="0.307556538444681" calcext:value-type="float">
            <text:p>0.307556538444681</text:p>
          </table:table-cell>
          <table:table-cell office:value-type="float" office:value="0.501431758007365" calcext:value-type="float">
            <text:p>0.501431758007365</text:p>
          </table:table-cell>
          <table:table-cell office:value-type="float" office:value="0.796354475126718" calcext:value-type="float">
            <text:p>0.796354475126718</text:p>
          </table:table-cell>
          <table:table-cell office:value-type="float" office:value="0.909396526648513" calcext:value-type="float">
            <text:p>0.909396526648513</text:p>
          </table:table-cell>
          <table:table-cell office:value-type="float" office:value="0.958076784708885" calcext:value-type="float">
            <text:p>0.958076784708885</text:p>
          </table:table-cell>
          <table:table-cell office:value-type="float" office:value="0.982990143138575" calcext:value-type="float">
            <text:p>0.982990143138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3.44" calcext:value-type="float">
            <text:p>543.44</text:p>
          </table:table-cell>
          <table:table-cell office:value-type="float" office:value="1040.05" calcext:value-type="float">
            <text:p>1040.05</text:p>
          </table:table-cell>
          <table:table-cell office:value-type="float" office:value="1693.04" calcext:value-type="float">
            <text:p>1693.04</text:p>
          </table:table-cell>
          <table:table-cell office:value-type="float" office:value="3228.79" calcext:value-type="float">
            <text:p>3228.79</text:p>
          </table:table-cell>
          <table:table-cell office:value-type="float" office:value="5037.98" calcext:value-type="float">
            <text:p>5037.98</text:p>
          </table:table-cell>
          <table:table-cell office:value-type="float" office:value="7358.79" calcext:value-type="float">
            <text:p>7358.79</text:p>
          </table:table-cell>
          <table:table-cell office:value-type="float" office:value="24159.96" calcext:value-type="float">
            <text:p>24159.96</text:p>
          </table:table-cell>
          <table:table-cell office:value-type="float" office:value="0.287390714069094" calcext:value-type="float">
            <text:p>0.287390714069094</text:p>
          </table:table-cell>
          <table:table-cell office:value-type="float" office:value="0.498033899098521" calcext:value-type="float">
            <text:p>0.498033899098521</text:p>
          </table:table-cell>
          <table:table-cell office:value-type="float" office:value="0.839762204347222" calcext:value-type="float">
            <text:p>0.839762204347222</text:p>
          </table:table-cell>
          <table:table-cell office:value-type="float" office:value="0.918169982213271" calcext:value-type="float">
            <text:p>0.918169982213271</text:p>
          </table:table-cell>
          <table:table-cell office:value-type="float" office:value="0.957381268224448" calcext:value-type="float">
            <text:p>0.957381268224448</text:p>
          </table:table-cell>
          <table:table-cell office:value-type="float" office:value="0.997657757084625" calcext:value-type="float">
            <text:p>0.997657757084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.31" calcext:value-type="float">
            <text:p>547.31</text:p>
          </table:table-cell>
          <table:table-cell office:value-type="float" office:value="1015.49" calcext:value-type="float">
            <text:p>1015.49</text:p>
          </table:table-cell>
          <table:table-cell office:value-type="float" office:value="1705.78" calcext:value-type="float">
            <text:p>1705.78</text:p>
          </table:table-cell>
          <table:table-cell office:value-type="float" office:value="3170.81" calcext:value-type="float">
            <text:p>3170.81</text:p>
          </table:table-cell>
          <table:table-cell office:value-type="float" office:value="5094" calcext:value-type="float">
            <text:p>5094</text:p>
          </table:table-cell>
          <table:table-cell office:value-type="float" office:value="8045.93" calcext:value-type="float">
            <text:p>8045.93</text:p>
          </table:table-cell>
          <table:table-cell office:value-type="float" office:value="17296.2" calcext:value-type="float">
            <text:p>17296.2</text:p>
          </table:table-cell>
          <table:table-cell office:value-type="float" office:value="0.262272716967979" calcext:value-type="float">
            <text:p>0.262272716967979</text:p>
          </table:table-cell>
          <table:table-cell office:value-type="float" office:value="0.472056297461785" calcext:value-type="float">
            <text:p>0.472056297461785</text:p>
          </table:table-cell>
          <table:table-cell office:value-type="float" office:value="0.785183083020485" calcext:value-type="float">
            <text:p>0.785183083020485</text:p>
          </table:table-cell>
          <table:table-cell office:value-type="float" office:value="0.905180568924957" calcext:value-type="float">
            <text:p>0.905180568924957</text:p>
          </table:table-cell>
          <table:table-cell office:value-type="float" office:value="0.949892193168146" calcext:value-type="float">
            <text:p>0.949892193168146</text:p>
          </table:table-cell>
          <table:table-cell office:value-type="float" office:value="0.978871331040846" calcext:value-type="float">
            <text:p>0.978871331040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4.15" calcext:value-type="float">
            <text:p>574.15</text:p>
          </table:table-cell>
          <table:table-cell office:value-type="float" office:value="1019.23" calcext:value-type="float">
            <text:p>1019.23</text:p>
          </table:table-cell>
          <table:table-cell office:value-type="float" office:value="1754.63" calcext:value-type="float">
            <text:p>1754.63</text:p>
          </table:table-cell>
          <table:table-cell office:value-type="float" office:value="3388.26" calcext:value-type="float">
            <text:p>3388.26</text:p>
          </table:table-cell>
          <table:table-cell office:value-type="float" office:value="4903.09" calcext:value-type="float">
            <text:p>4903.09</text:p>
          </table:table-cell>
          <table:table-cell office:value-type="float" office:value="8136.29" calcext:value-type="float">
            <text:p>8136.29</text:p>
          </table:table-cell>
          <table:table-cell office:value-type="float" office:value="18734.59" calcext:value-type="float">
            <text:p>18734.59</text:p>
          </table:table-cell>
          <table:table-cell office:value-type="float" office:value="0.202726688876394" calcext:value-type="float">
            <text:p>0.202726688876394</text:p>
          </table:table-cell>
          <table:table-cell office:value-type="float" office:value="0.427102866104483" calcext:value-type="float">
            <text:p>0.427102866104483</text:p>
          </table:table-cell>
          <table:table-cell office:value-type="float" office:value="0.683949820928931" calcext:value-type="float">
            <text:p>0.683949820928931</text:p>
          </table:table-cell>
          <table:table-cell office:value-type="float" office:value="0.8285525107525" calcext:value-type="float">
            <text:p>0.8285525107525</text:p>
          </table:table-cell>
          <table:table-cell office:value-type="float" office:value="0.89910220555341" calcext:value-type="float">
            <text:p>0.89910220555341</text:p>
          </table:table-cell>
          <table:table-cell office:value-type="float" office:value="0.960803305335047" calcext:value-type="float">
            <text:p>0.960803305335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9.25" calcext:value-type="float">
            <text:p>549.25</text:p>
          </table:table-cell>
          <table:table-cell office:value-type="float" office:value="1032.69" calcext:value-type="float">
            <text:p>1032.69</text:p>
          </table:table-cell>
          <table:table-cell office:value-type="float" office:value="1744.82" calcext:value-type="float">
            <text:p>1744.82</text:p>
          </table:table-cell>
          <table:table-cell office:value-type="float" office:value="3182.04" calcext:value-type="float">
            <text:p>3182.04</text:p>
          </table:table-cell>
          <table:table-cell office:value-type="float" office:value="4961.52" calcext:value-type="float">
            <text:p>4961.52</text:p>
          </table:table-cell>
          <table:table-cell office:value-type="float" office:value="7584.41" calcext:value-type="float">
            <text:p>7584.41</text:p>
          </table:table-cell>
          <table:table-cell office:value-type="float" office:value="14636.08" calcext:value-type="float">
            <text:p>14636.08</text:p>
          </table:table-cell>
          <table:table-cell office:value-type="float" office:value="0.264461095367563" calcext:value-type="float">
            <text:p>0.264461095367563</text:p>
          </table:table-cell>
          <table:table-cell office:value-type="float" office:value="0.475164010909699" calcext:value-type="float">
            <text:p>0.475164010909699</text:p>
          </table:table-cell>
          <table:table-cell office:value-type="float" office:value="0.777809877300029" calcext:value-type="float">
            <text:p>0.777809877300029</text:p>
          </table:table-cell>
          <table:table-cell office:value-type="float" office:value="0.900927399925623" calcext:value-type="float">
            <text:p>0.900927399925623</text:p>
          </table:table-cell>
          <table:table-cell office:value-type="float" office:value="0.949143645020561" calcext:value-type="float">
            <text:p>0.949143645020561</text:p>
          </table:table-cell>
          <table:table-cell office:value-type="float" office:value="0.984897441108915" calcext:value-type="float">
            <text:p>0.9848974411089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5.36" calcext:value-type="float">
            <text:p>485.36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1673.54" calcext:value-type="float">
            <text:p>1673.54</text:p>
          </table:table-cell>
          <table:table-cell office:value-type="float" office:value="3173.16" calcext:value-type="float">
            <text:p>3173.16</text:p>
          </table:table-cell>
          <table:table-cell office:value-type="float" office:value="5018.93" calcext:value-type="float">
            <text:p>5018.93</text:p>
          </table:table-cell>
          <table:table-cell office:value-type="float" office:value="7830.68" calcext:value-type="float">
            <text:p>7830.68</text:p>
          </table:table-cell>
          <table:table-cell office:value-type="float" office:value="16365.07" calcext:value-type="float">
            <text:p>16365.07</text:p>
          </table:table-cell>
          <table:table-cell office:value-type="float" office:value="0.481755818423779" calcext:value-type="float">
            <text:p>0.481755818423779</text:p>
          </table:table-cell>
          <table:table-cell office:value-type="float" office:value="0.678328603416338" calcext:value-type="float">
            <text:p>0.678328603416338</text:p>
          </table:table-cell>
          <table:table-cell office:value-type="float" office:value="0.865182425425668" calcext:value-type="float">
            <text:p>0.865182425425668</text:p>
          </table:table-cell>
          <table:table-cell office:value-type="float" office:value="0.934188459266723" calcext:value-type="float">
            <text:p>0.934188459266723</text:p>
          </table:table-cell>
          <table:table-cell office:value-type="float" office:value="0.963409568433124" calcext:value-type="float">
            <text:p>0.963409568433124</text:p>
          </table:table-cell>
          <table:table-cell office:value-type="float" office:value="0.98283289429699" calcext:value-type="float">
            <text:p>0.982832894296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1.66" calcext:value-type="float">
            <text:p>511.66</text:p>
          </table:table-cell>
          <table:table-cell office:value-type="float" office:value="1027.99" calcext:value-type="float">
            <text:p>1027.99</text:p>
          </table:table-cell>
          <table:table-cell office:value-type="float" office:value="1712.23" calcext:value-type="float">
            <text:p>1712.23</text:p>
          </table:table-cell>
          <table:table-cell office:value-type="float" office:value="3122.58" calcext:value-type="float">
            <text:p>3122.58</text:p>
          </table:table-cell>
          <table:table-cell office:value-type="float" office:value="5006.46" calcext:value-type="float">
            <text:p>5006.46</text:p>
          </table:table-cell>
          <table:table-cell office:value-type="float" office:value="7722.2" calcext:value-type="float">
            <text:p>7722.2</text:p>
          </table:table-cell>
          <table:table-cell office:value-type="float" office:value="15426.58" calcext:value-type="float">
            <text:p>15426.58</text:p>
          </table:table-cell>
          <table:table-cell office:value-type="float" office:value="0.348328436745511" calcext:value-type="float">
            <text:p>0.348328436745511</text:p>
          </table:table-cell>
          <table:table-cell office:value-type="float" office:value="0.572521017181406" calcext:value-type="float">
            <text:p>0.572521017181406</text:p>
          </table:table-cell>
          <table:table-cell office:value-type="float" office:value="0.832373016427983" calcext:value-type="float">
            <text:p>0.832373016427983</text:p>
          </table:table-cell>
          <table:table-cell office:value-type="float" office:value="0.926371458452694" calcext:value-type="float">
            <text:p>0.926371458452694</text:p>
          </table:table-cell>
          <table:table-cell office:value-type="float" office:value="0.958653381345351" calcext:value-type="float">
            <text:p>0.958653381345351</text:p>
          </table:table-cell>
          <table:table-cell office:value-type="float" office:value="0.979714169917846" calcext:value-type="float">
            <text:p>0.979714169917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0.66" calcext:value-type="float">
            <text:p>510.66</text:p>
          </table:table-cell>
          <table:table-cell office:value-type="float" office:value="1027.66" calcext:value-type="float">
            <text:p>1027.66</text:p>
          </table:table-cell>
          <table:table-cell office:value-type="float" office:value="1699.64" calcext:value-type="float">
            <text:p>1699.64</text:p>
          </table:table-cell>
          <table:table-cell office:value-type="float" office:value="3124.1" calcext:value-type="float">
            <text:p>3124.1</text:p>
          </table:table-cell>
          <table:table-cell office:value-type="float" office:value="4857.54" calcext:value-type="float">
            <text:p>4857.54</text:p>
          </table:table-cell>
          <table:table-cell office:value-type="float" office:value="8140.04" calcext:value-type="float">
            <text:p>8140.04</text:p>
          </table:table-cell>
          <table:table-cell office:value-type="float" office:value="17149.45" calcext:value-type="float">
            <text:p>17149.45</text:p>
          </table:table-cell>
          <table:table-cell office:value-type="float" office:value="0.376779734850623" calcext:value-type="float">
            <text:p>0.376779734850623</text:p>
          </table:table-cell>
          <table:table-cell office:value-type="float" office:value="0.604407593277971" calcext:value-type="float">
            <text:p>0.604407593277971</text:p>
          </table:table-cell>
          <table:table-cell office:value-type="float" office:value="0.859448963464774" calcext:value-type="float">
            <text:p>0.859448963464774</text:p>
          </table:table-cell>
          <table:table-cell office:value-type="float" office:value="0.935754172702638" calcext:value-type="float">
            <text:p>0.935754172702638</text:p>
          </table:table-cell>
          <table:table-cell office:value-type="float" office:value="0.968637930617376" calcext:value-type="float">
            <text:p>0.968637930617376</text:p>
          </table:table-cell>
          <table:table-cell office:value-type="float" office:value="0.991201840339936" calcext:value-type="float">
            <text:p>0.9912018403399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8.56" calcext:value-type="float">
            <text:p>518.56</text:p>
          </table:table-cell>
          <table:table-cell office:value-type="float" office:value="1034.9" calcext:value-type="float">
            <text:p>1034.9</text:p>
          </table:table-cell>
          <table:table-cell office:value-type="float" office:value="1703.85" calcext:value-type="float">
            <text:p>1703.85</text:p>
          </table:table-cell>
          <table:table-cell office:value-type="float" office:value="3105.88" calcext:value-type="float">
            <text:p>3105.88</text:p>
          </table:table-cell>
          <table:table-cell office:value-type="float" office:value="4952.94" calcext:value-type="float">
            <text:p>4952.94</text:p>
          </table:table-cell>
          <table:table-cell office:value-type="float" office:value="7724.92" calcext:value-type="float">
            <text:p>7724.92</text:p>
          </table:table-cell>
          <table:table-cell office:value-type="float" office:value="15987.61" calcext:value-type="float">
            <text:p>15987.61</text:p>
          </table:table-cell>
          <table:table-cell office:value-type="float" office:value="0.365242908428993" calcext:value-type="float">
            <text:p>0.365242908428993</text:p>
          </table:table-cell>
          <table:table-cell office:value-type="float" office:value="0.561626839859297" calcext:value-type="float">
            <text:p>0.561626839859297</text:p>
          </table:table-cell>
          <table:table-cell office:value-type="float" office:value="0.802751083175665" calcext:value-type="float">
            <text:p>0.802751083175665</text:p>
          </table:table-cell>
          <table:table-cell office:value-type="float" office:value="0.908105653665861" calcext:value-type="float">
            <text:p>0.908105653665861</text:p>
          </table:table-cell>
          <table:table-cell office:value-type="float" office:value="0.953074362205395" calcext:value-type="float">
            <text:p>0.953074362205395</text:p>
          </table:table-cell>
          <table:table-cell office:value-type="float" office:value="0.988448065948973" calcext:value-type="float">
            <text:p>0.9884480659489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3.51" calcext:value-type="float">
            <text:p>533.51</text:p>
          </table:table-cell>
          <table:table-cell office:value-type="float" office:value="1022.71" calcext:value-type="float">
            <text:p>1022.71</text:p>
          </table:table-cell>
          <table:table-cell office:value-type="float" office:value="1687.47" calcext:value-type="float">
            <text:p>1687.47</text:p>
          </table:table-cell>
          <table:table-cell office:value-type="float" office:value="3160.07" calcext:value-type="float">
            <text:p>3160.07</text:p>
          </table:table-cell>
          <table:table-cell office:value-type="float" office:value="5088.33" calcext:value-type="float">
            <text:p>5088.33</text:p>
          </table:table-cell>
          <table:table-cell office:value-type="float" office:value="7893.1" calcext:value-type="float">
            <text:p>7893.1</text:p>
          </table:table-cell>
          <table:table-cell office:value-type="float" office:value="15962.4" calcext:value-type="float">
            <text:p>15962.4</text:p>
          </table:table-cell>
          <table:table-cell office:value-type="float" office:value="0.392860750635124" calcext:value-type="float">
            <text:p>0.392860750635124</text:p>
          </table:table-cell>
          <table:table-cell office:value-type="float" office:value="0.614645953741696" calcext:value-type="float">
            <text:p>0.614645953741696</text:p>
          </table:table-cell>
          <table:table-cell office:value-type="float" office:value="0.832767747430128" calcext:value-type="float">
            <text:p>0.832767747430128</text:p>
          </table:table-cell>
          <table:table-cell office:value-type="float" office:value="0.919796110242011" calcext:value-type="float">
            <text:p>0.919796110242011</text:p>
          </table:table-cell>
          <table:table-cell office:value-type="float" office:value="0.952226938691833" calcext:value-type="float">
            <text:p>0.952226938691833</text:p>
          </table:table-cell>
          <table:table-cell office:value-type="float" office:value="0.980033813815139" calcext:value-type="float">
            <text:p>0.980033813815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7.8" calcext:value-type="float">
            <text:p>537.8</text:p>
          </table:table-cell>
          <table:table-cell office:value-type="float" office:value="1028.12" calcext:value-type="float">
            <text:p>1028.12</text:p>
          </table:table-cell>
          <table:table-cell office:value-type="float" office:value="1728.14" calcext:value-type="float">
            <text:p>1728.14</text:p>
          </table:table-cell>
          <table:table-cell office:value-type="float" office:value="3190.81" calcext:value-type="float">
            <text:p>3190.81</text:p>
          </table:table-cell>
          <table:table-cell office:value-type="float" office:value="5098.6" calcext:value-type="float">
            <text:p>5098.6</text:p>
          </table:table-cell>
          <table:table-cell office:value-type="float" office:value="7872.47" calcext:value-type="float">
            <text:p>7872.47</text:p>
          </table:table-cell>
          <table:table-cell office:value-type="float" office:value="18561.68" calcext:value-type="float">
            <text:p>18561.68</text:p>
          </table:table-cell>
          <table:table-cell office:value-type="float" office:value="0.314369526953667" calcext:value-type="float">
            <text:p>0.314369526953667</text:p>
          </table:table-cell>
          <table:table-cell office:value-type="float" office:value="0.564823504548652" calcext:value-type="float">
            <text:p>0.564823504548652</text:p>
          </table:table-cell>
          <table:table-cell office:value-type="float" office:value="0.832647192669758" calcext:value-type="float">
            <text:p>0.832647192669758</text:p>
          </table:table-cell>
          <table:table-cell office:value-type="float" office:value="0.903710472723865" calcext:value-type="float">
            <text:p>0.903710472723865</text:p>
          </table:table-cell>
          <table:table-cell office:value-type="float" office:value="0.943690918458469" calcext:value-type="float">
            <text:p>0.943690918458469</text:p>
          </table:table-cell>
          <table:table-cell office:value-type="float" office:value="0.969911916469725" calcext:value-type="float">
            <text:p>0.9699119164697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.82" calcext:value-type="float">
            <text:p>476.82</text:p>
          </table:table-cell>
          <table:table-cell office:value-type="float" office:value="1007.24" calcext:value-type="float">
            <text:p>1007.24</text:p>
          </table:table-cell>
          <table:table-cell office:value-type="float" office:value="1742.68" calcext:value-type="float">
            <text:p>1742.68</text:p>
          </table:table-cell>
          <table:table-cell office:value-type="float" office:value="3164.97" calcext:value-type="float">
            <text:p>3164.97</text:p>
          </table:table-cell>
          <table:table-cell office:value-type="float" office:value="4971.82" calcext:value-type="float">
            <text:p>4971.82</text:p>
          </table:table-cell>
          <table:table-cell office:value-type="float" office:value="8275.63" calcext:value-type="float">
            <text:p>8275.63</text:p>
          </table:table-cell>
          <table:table-cell office:value-type="float" office:value="15714.33" calcext:value-type="float">
            <text:p>15714.33</text:p>
          </table:table-cell>
          <table:table-cell office:value-type="float" office:value="0.526194196941584" calcext:value-type="float">
            <text:p>0.526194196941584</text:p>
          </table:table-cell>
          <table:table-cell office:value-type="float" office:value="0.715308049485445" calcext:value-type="float">
            <text:p>0.715308049485445</text:p>
          </table:table-cell>
          <table:table-cell office:value-type="float" office:value="0.886541425460745" calcext:value-type="float">
            <text:p>0.886541425460745</text:p>
          </table:table-cell>
          <table:table-cell office:value-type="float" office:value="0.941891145056115" calcext:value-type="float">
            <text:p>0.941891145056115</text:p>
          </table:table-cell>
          <table:table-cell office:value-type="float" office:value="0.966996932591616" calcext:value-type="float">
            <text:p>0.966996932591616</text:p>
          </table:table-cell>
          <table:table-cell office:value-type="float" office:value="0.98545490304332" calcext:value-type="float">
            <text:p>0.98545490304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9.68" calcext:value-type="float">
            <text:p>559.68</text:p>
          </table:table-cell>
          <table:table-cell office:value-type="float" office:value="1023.64" calcext:value-type="float">
            <text:p>1023.64</text:p>
          </table:table-cell>
          <table:table-cell office:value-type="float" office:value="1744.44" calcext:value-type="float">
            <text:p>1744.44</text:p>
          </table:table-cell>
          <table:table-cell office:value-type="float" office:value="3146.01" calcext:value-type="float">
            <text:p>3146.01</text:p>
          </table:table-cell>
          <table:table-cell office:value-type="float" office:value="5057.22" calcext:value-type="float">
            <text:p>5057.22</text:p>
          </table:table-cell>
          <table:table-cell office:value-type="float" office:value="7853.47" calcext:value-type="float">
            <text:p>7853.47</text:p>
          </table:table-cell>
          <table:table-cell office:value-type="float" office:value="16067.83" calcext:value-type="float">
            <text:p>16067.83</text:p>
          </table:table-cell>
          <table:table-cell office:value-type="float" office:value="0.324108945213225" calcext:value-type="float">
            <text:p>0.324108945213225</text:p>
          </table:table-cell>
          <table:table-cell office:value-type="float" office:value="0.572391249697301" calcext:value-type="float">
            <text:p>0.572391249697301</text:p>
          </table:table-cell>
          <table:table-cell office:value-type="float" office:value="0.835958170820515" calcext:value-type="float">
            <text:p>0.835958170820515</text:p>
          </table:table-cell>
          <table:table-cell office:value-type="float" office:value="0.913284654838881" calcext:value-type="float">
            <text:p>0.913284654838881</text:p>
          </table:table-cell>
          <table:table-cell office:value-type="float" office:value="0.947937233314857" calcext:value-type="float">
            <text:p>0.947937233314857</text:p>
          </table:table-cell>
          <table:table-cell office:value-type="float" office:value="0.97732835471544" calcext:value-type="float">
            <text:p>0.977328354715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5.74" calcext:value-type="float">
            <text:p>525.74</text:p>
          </table:table-cell>
          <table:table-cell office:value-type="float" office:value="1037.73" calcext:value-type="float">
            <text:p>1037.73</text:p>
          </table:table-cell>
          <table:table-cell office:value-type="float" office:value="1723.51" calcext:value-type="float">
            <text:p>1723.51</text:p>
          </table:table-cell>
          <table:table-cell office:value-type="float" office:value="3178.18" calcext:value-type="float">
            <text:p>3178.18</text:p>
          </table:table-cell>
          <table:table-cell office:value-type="float" office:value="5040.92" calcext:value-type="float">
            <text:p>5040.92</text:p>
          </table:table-cell>
          <table:table-cell office:value-type="float" office:value="8022.66" calcext:value-type="float">
            <text:p>8022.66</text:p>
          </table:table-cell>
          <table:table-cell office:value-type="float" office:value="17738.3" calcext:value-type="float">
            <text:p>17738.3</text:p>
          </table:table-cell>
          <table:table-cell office:value-type="float" office:value="0.321685031657358" calcext:value-type="float">
            <text:p>0.321685031657358</text:p>
          </table:table-cell>
          <table:table-cell office:value-type="float" office:value="0.530661034216705" calcext:value-type="float">
            <text:p>0.530661034216705</text:p>
          </table:table-cell>
          <table:table-cell office:value-type="float" office:value="0.816687106094969" calcext:value-type="float">
            <text:p>0.816687106094969</text:p>
          </table:table-cell>
          <table:table-cell office:value-type="float" office:value="0.910488060593758" calcext:value-type="float">
            <text:p>0.910488060593758</text:p>
          </table:table-cell>
          <table:table-cell office:value-type="float" office:value="0.948216323980129" calcext:value-type="float">
            <text:p>0.948216323980129</text:p>
          </table:table-cell>
          <table:table-cell office:value-type="float" office:value="0.973963602751575" calcext:value-type="float">
            <text:p>0.9739636027515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7.08" calcext:value-type="float">
            <text:p>577.08</text:p>
          </table:table-cell>
          <table:table-cell office:value-type="float" office:value="1041.16" calcext:value-type="float">
            <text:p>1041.16</text:p>
          </table:table-cell>
          <table:table-cell office:value-type="float" office:value="1768.61" calcext:value-type="float">
            <text:p>1768.61</text:p>
          </table:table-cell>
          <table:table-cell office:value-type="float" office:value="3142.91" calcext:value-type="float">
            <text:p>3142.91</text:p>
          </table:table-cell>
          <table:table-cell office:value-type="float" office:value="5049.88" calcext:value-type="float">
            <text:p>5049.88</text:p>
          </table:table-cell>
          <table:table-cell office:value-type="float" office:value="7748.98" calcext:value-type="float">
            <text:p>7748.98</text:p>
          </table:table-cell>
          <table:table-cell office:value-type="float" office:value="21152.73" calcext:value-type="float">
            <text:p>21152.73</text:p>
          </table:table-cell>
          <table:table-cell office:value-type="float" office:value="0.17543315495552" calcext:value-type="float">
            <text:p>0.17543315495552</text:p>
          </table:table-cell>
          <table:table-cell office:value-type="float" office:value="0.346944205255447" calcext:value-type="float">
            <text:p>0.346944205255447</text:p>
          </table:table-cell>
          <table:table-cell office:value-type="float" office:value="0.674347991612818" calcext:value-type="float">
            <text:p>0.674347991612818</text:p>
          </table:table-cell>
          <table:table-cell office:value-type="float" office:value="0.853911934891726" calcext:value-type="float">
            <text:p>0.853911934891726</text:p>
          </table:table-cell>
          <table:table-cell office:value-type="float" office:value="0.91710250281177" calcext:value-type="float">
            <text:p>0.91710250281177</text:p>
          </table:table-cell>
          <table:table-cell office:value-type="float" office:value="0.963549306196925" calcext:value-type="float">
            <text:p>0.9635493061969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2.96" calcext:value-type="float">
            <text:p>542.96</text:p>
          </table:table-cell>
          <table:table-cell office:value-type="float" office:value="1035.78" calcext:value-type="float">
            <text:p>1035.78</text:p>
          </table:table-cell>
          <table:table-cell office:value-type="float" office:value="1722.61" calcext:value-type="float">
            <text:p>1722.61</text:p>
          </table:table-cell>
          <table:table-cell office:value-type="float" office:value="3176.17" calcext:value-type="float">
            <text:p>3176.17</text:p>
          </table:table-cell>
          <table:table-cell office:value-type="float" office:value="5101.77" calcext:value-type="float">
            <text:p>5101.77</text:p>
          </table:table-cell>
          <table:table-cell office:value-type="float" office:value="8012.21" calcext:value-type="float">
            <text:p>8012.21</text:p>
          </table:table-cell>
          <table:table-cell office:value-type="float" office:value="19363.05" calcext:value-type="float">
            <text:p>19363.05</text:p>
          </table:table-cell>
          <table:table-cell office:value-type="float" office:value="0.202168775006412" calcext:value-type="float">
            <text:p>0.202168775006412</text:p>
          </table:table-cell>
          <table:table-cell office:value-type="float" office:value="0.395889052716333" calcext:value-type="float">
            <text:p>0.395889052716333</text:p>
          </table:table-cell>
          <table:table-cell office:value-type="float" office:value="0.731320738017969" calcext:value-type="float">
            <text:p>0.731320738017969</text:p>
          </table:table-cell>
          <table:table-cell office:value-type="float" office:value="0.860680893125601" calcext:value-type="float">
            <text:p>0.860680893125601</text:p>
          </table:table-cell>
          <table:table-cell office:value-type="float" office:value="0.91969076637489" calcext:value-type="float">
            <text:p>0.91969076637489</text:p>
          </table:table-cell>
          <table:table-cell office:value-type="float" office:value="0.964009436220156" calcext:value-type="float">
            <text:p>0.964009436220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3.09" calcext:value-type="float">
            <text:p>583.09</text:p>
          </table:table-cell>
          <table:table-cell office:value-type="float" office:value="1028.94" calcext:value-type="float">
            <text:p>1028.94</text:p>
          </table:table-cell>
          <table:table-cell office:value-type="float" office:value="1767.89" calcext:value-type="float">
            <text:p>1767.89</text:p>
          </table:table-cell>
          <table:table-cell office:value-type="float" office:value="3175.03" calcext:value-type="float">
            <text:p>3175.03</text:p>
          </table:table-cell>
          <table:table-cell office:value-type="float" office:value="4972.56" calcext:value-type="float">
            <text:p>4972.56</text:p>
          </table:table-cell>
          <table:table-cell office:value-type="float" office:value="7711.31" calcext:value-type="float">
            <text:p>7711.31</text:p>
          </table:table-cell>
          <table:table-cell office:value-type="float" office:value="19109.1" calcext:value-type="float">
            <text:p>19109.1</text:p>
          </table:table-cell>
          <table:table-cell office:value-type="float" office:value="0.120444712006118" calcext:value-type="float">
            <text:p>0.120444712006118</text:p>
          </table:table-cell>
          <table:table-cell office:value-type="float" office:value="0.276009918563039" calcext:value-type="float">
            <text:p>0.276009918563039</text:p>
          </table:table-cell>
          <table:table-cell office:value-type="float" office:value="0.604996706612229" calcext:value-type="float">
            <text:p>0.604996706612229</text:p>
          </table:table-cell>
          <table:table-cell office:value-type="float" office:value="0.785392031297713" calcext:value-type="float">
            <text:p>0.785392031297713</text:p>
          </table:table-cell>
          <table:table-cell office:value-type="float" office:value="0.867646541941568" calcext:value-type="float">
            <text:p>0.867646541941568</text:p>
          </table:table-cell>
          <table:table-cell office:value-type="float" office:value="0.926435465463774" calcext:value-type="float">
            <text:p>0.9264354654637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4.59" calcext:value-type="float">
            <text:p>594.59</text:p>
          </table:table-cell>
          <table:table-cell office:value-type="float" office:value="1043.11" calcext:value-type="float">
            <text:p>1043.11</text:p>
          </table:table-cell>
          <table:table-cell office:value-type="float" office:value="1826.8" calcext:value-type="float">
            <text:p>1826.8</text:p>
          </table:table-cell>
          <table:table-cell office:value-type="float" office:value="3203.81" calcext:value-type="float">
            <text:p>3203.81</text:p>
          </table:table-cell>
          <table:table-cell office:value-type="float" office:value="5002.73" calcext:value-type="float">
            <text:p>5002.73</text:p>
          </table:table-cell>
          <table:table-cell office:value-type="float" office:value="7899.84" calcext:value-type="float">
            <text:p>7899.84</text:p>
          </table:table-cell>
          <table:table-cell office:value-type="float" office:value="16692.75" calcext:value-type="float">
            <text:p>16692.75</text:p>
          </table:table-cell>
          <table:table-cell office:value-type="float" office:value="0.0684202743723471" calcext:value-type="float">
            <text:p>0.068420274372347</text:p>
          </table:table-cell>
          <table:table-cell office:value-type="float" office:value="0.181895521787253" calcext:value-type="float">
            <text:p>0.181895521787253</text:p>
          </table:table-cell>
          <table:table-cell office:value-type="float" office:value="0.488492092663709" calcext:value-type="float">
            <text:p>0.488492092663709</text:p>
          </table:table-cell>
          <table:table-cell office:value-type="float" office:value="0.722279722120002" calcext:value-type="float">
            <text:p>0.722279722120002</text:p>
          </table:table-cell>
          <table:table-cell office:value-type="float" office:value="0.850932658418092" calcext:value-type="float">
            <text:p>0.850932658418092</text:p>
          </table:table-cell>
          <table:table-cell office:value-type="float" office:value="0.945334273689455" calcext:value-type="float">
            <text:p>0.945334273689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0.36" calcext:value-type="float">
            <text:p>570.36</text:p>
          </table:table-cell>
          <table:table-cell office:value-type="float" office:value="1041.45" calcext:value-type="float">
            <text:p>1041.45</text:p>
          </table:table-cell>
          <table:table-cell office:value-type="float" office:value="1808.37" calcext:value-type="float">
            <text:p>1808.37</text:p>
          </table:table-cell>
          <table:table-cell office:value-type="float" office:value="3160.13" calcext:value-type="float">
            <text:p>3160.13</text:p>
          </table:table-cell>
          <table:table-cell office:value-type="float" office:value="5008.13" calcext:value-type="float">
            <text:p>5008.13</text:p>
          </table:table-cell>
          <table:table-cell office:value-type="float" office:value="7973.45" calcext:value-type="float">
            <text:p>7973.45</text:p>
          </table:table-cell>
          <table:table-cell office:value-type="float" office:value="16929.79" calcext:value-type="float">
            <text:p>16929.79</text:p>
          </table:table-cell>
          <table:table-cell office:value-type="float" office:value="0.123044000176696" calcext:value-type="float">
            <text:p>0.123044000176696</text:p>
          </table:table-cell>
          <table:table-cell office:value-type="float" office:value="0.266984289861924" calcext:value-type="float">
            <text:p>0.266984289861924</text:p>
          </table:table-cell>
          <table:table-cell office:value-type="float" office:value="0.61094285837923" calcext:value-type="float">
            <text:p>0.61094285837923</text:p>
          </table:table-cell>
          <table:table-cell office:value-type="float" office:value="0.813352634826514" calcext:value-type="float">
            <text:p>0.813352634826514</text:p>
          </table:table-cell>
          <table:table-cell office:value-type="float" office:value="0.909394854258327" calcext:value-type="float">
            <text:p>0.909394854258327</text:p>
          </table:table-cell>
          <table:table-cell office:value-type="float" office:value="0.964683935964486" calcext:value-type="float">
            <text:p>0.9646839359644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8.25" calcext:value-type="float">
            <text:p>538.25</text:p>
          </table:table-cell>
          <table:table-cell office:value-type="float" office:value="1047.99" calcext:value-type="float">
            <text:p>1047.99</text:p>
          </table:table-cell>
          <table:table-cell office:value-type="float" office:value="1858.27" calcext:value-type="float">
            <text:p>1858.27</text:p>
          </table:table-cell>
          <table:table-cell office:value-type="float" office:value="3148.78" calcext:value-type="float">
            <text:p>3148.78</text:p>
          </table:table-cell>
          <table:table-cell office:value-type="float" office:value="5020.02" calcext:value-type="float">
            <text:p>5020.02</text:p>
          </table:table-cell>
          <table:table-cell office:value-type="float" office:value="7702.38" calcext:value-type="float">
            <text:p>7702.38</text:p>
          </table:table-cell>
          <table:table-cell office:value-type="float" office:value="17721.15" calcext:value-type="float">
            <text:p>17721.15</text:p>
          </table:table-cell>
          <table:table-cell office:value-type="float" office:value="0.089927062650946" calcext:value-type="float">
            <text:p>0.089927062650946</text:p>
          </table:table-cell>
          <table:table-cell office:value-type="float" office:value="0.203731433467153" calcext:value-type="float">
            <text:p>0.203731433467153</text:p>
          </table:table-cell>
          <table:table-cell office:value-type="float" office:value="0.529401281680702" calcext:value-type="float">
            <text:p>0.529401281680702</text:p>
          </table:table-cell>
          <table:table-cell office:value-type="float" office:value="0.756729019999266" calcext:value-type="float">
            <text:p>0.756729019999266</text:p>
          </table:table-cell>
          <table:table-cell office:value-type="float" office:value="0.879789105352489" calcext:value-type="float">
            <text:p>0.879789105352489</text:p>
          </table:table-cell>
          <table:table-cell office:value-type="float" office:value="0.956932905677819" calcext:value-type="float">
            <text:p>0.9569329056778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6.92" calcext:value-type="float">
            <text:p>556.92</text:p>
          </table:table-cell>
          <table:table-cell office:value-type="float" office:value="1037.56" calcext:value-type="float">
            <text:p>1037.56</text:p>
          </table:table-cell>
          <table:table-cell office:value-type="float" office:value="1784.35" calcext:value-type="float">
            <text:p>1784.35</text:p>
          </table:table-cell>
          <table:table-cell office:value-type="float" office:value="3147.87" calcext:value-type="float">
            <text:p>3147.87</text:p>
          </table:table-cell>
          <table:table-cell office:value-type="float" office:value="5075.6" calcext:value-type="float">
            <text:p>5075.6</text:p>
          </table:table-cell>
          <table:table-cell office:value-type="float" office:value="7975.66" calcext:value-type="float">
            <text:p>7975.66</text:p>
          </table:table-cell>
          <table:table-cell office:value-type="float" office:value="18087.46" calcext:value-type="float">
            <text:p>18087.46</text:p>
          </table:table-cell>
          <table:table-cell office:value-type="float" office:value="0.114512061151727" calcext:value-type="float">
            <text:p>0.114512061151727</text:p>
          </table:table-cell>
          <table:table-cell office:value-type="float" office:value="0.244811087990714" calcext:value-type="float">
            <text:p>0.244811087990714</text:p>
          </table:table-cell>
          <table:table-cell office:value-type="float" office:value="0.593563976308564" calcext:value-type="float">
            <text:p>0.593563976308564</text:p>
          </table:table-cell>
          <table:table-cell office:value-type="float" office:value="0.787646309678571" calcext:value-type="float">
            <text:p>0.787646309678571</text:p>
          </table:table-cell>
          <table:table-cell office:value-type="float" office:value="0.887297482198675" calcext:value-type="float">
            <text:p>0.887297482198675</text:p>
          </table:table-cell>
          <table:table-cell office:value-type="float" office:value="0.965772483331588" calcext:value-type="float">
            <text:p>0.965772483331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1.5" calcext:value-type="float">
            <text:p>591.5</text:p>
          </table:table-cell>
          <table:table-cell office:value-type="float" office:value="1043.72" calcext:value-type="float">
            <text:p>1043.72</text:p>
          </table:table-cell>
          <table:table-cell office:value-type="float" office:value="1764.92" calcext:value-type="float">
            <text:p>1764.92</text:p>
          </table:table-cell>
          <table:table-cell office:value-type="float" office:value="3136.27" calcext:value-type="float">
            <text:p>3136.27</text:p>
          </table:table-cell>
          <table:table-cell office:value-type="float" office:value="4988.5" calcext:value-type="float">
            <text:p>4988.5</text:p>
          </table:table-cell>
          <table:table-cell office:value-type="float" office:value="7725.14" calcext:value-type="float">
            <text:p>7725.14</text:p>
          </table:table-cell>
          <table:table-cell office:value-type="float" office:value="15329.97" calcext:value-type="float">
            <text:p>15329.97</text:p>
          </table:table-cell>
          <table:table-cell office:value-type="float" office:value="0.123085175201078" calcext:value-type="float">
            <text:p>0.123085175201078</text:p>
          </table:table-cell>
          <table:table-cell office:value-type="float" office:value="0.284498376369485" calcext:value-type="float">
            <text:p>0.284498376369485</text:p>
          </table:table-cell>
          <table:table-cell office:value-type="float" office:value="0.642402836989554" calcext:value-type="float">
            <text:p>0.642402836989554</text:p>
          </table:table-cell>
          <table:table-cell office:value-type="float" office:value="0.821758661244237" calcext:value-type="float">
            <text:p>0.821758661244237</text:p>
          </table:table-cell>
          <table:table-cell office:value-type="float" office:value="0.900085382302082" calcext:value-type="float">
            <text:p>0.900085382302082</text:p>
          </table:table-cell>
          <table:table-cell office:value-type="float" office:value="0.95698582418088" calcext:value-type="float">
            <text:p>0.956985824180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5.28" calcext:value-type="float">
            <text:p>555.28</text:p>
          </table:table-cell>
          <table:table-cell office:value-type="float" office:value="1032.06" calcext:value-type="float">
            <text:p>1032.06</text:p>
          </table:table-cell>
          <table:table-cell office:value-type="float" office:value="1760.32" calcext:value-type="float">
            <text:p>1760.32</text:p>
          </table:table-cell>
          <table:table-cell office:value-type="float" office:value="3225.05" calcext:value-type="float">
            <text:p>3225.05</text:p>
          </table:table-cell>
          <table:table-cell office:value-type="float" office:value="4843.91" calcext:value-type="float">
            <text:p>4843.91</text:p>
          </table:table-cell>
          <table:table-cell office:value-type="float" office:value="7719.27" calcext:value-type="float">
            <text:p>7719.27</text:p>
          </table:table-cell>
          <table:table-cell office:value-type="float" office:value="18001.14" calcext:value-type="float">
            <text:p>18001.14</text:p>
          </table:table-cell>
          <table:table-cell office:value-type="float" office:value="0.223744238316413" calcext:value-type="float">
            <text:p>0.223744238316413</text:p>
          </table:table-cell>
          <table:table-cell office:value-type="float" office:value="0.40926302185505" calcext:value-type="float">
            <text:p>0.40926302185505</text:p>
          </table:table-cell>
          <table:table-cell office:value-type="float" office:value="0.753164646309342" calcext:value-type="float">
            <text:p>0.753164646309342</text:p>
          </table:table-cell>
          <table:table-cell office:value-type="float" office:value="0.887668826090156" calcext:value-type="float">
            <text:p>0.887668826090156</text:p>
          </table:table-cell>
          <table:table-cell office:value-type="float" office:value="0.945719411165887" calcext:value-type="float">
            <text:p>0.945719411165887</text:p>
          </table:table-cell>
          <table:table-cell office:value-type="float" office:value="0.979747901164606" calcext:value-type="float">
            <text:p>0.9797479011646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7.34" calcext:value-type="float">
            <text:p>567.34</text:p>
          </table:table-cell>
          <table:table-cell office:value-type="float" office:value="1033.36" calcext:value-type="float">
            <text:p>1033.36</text:p>
          </table:table-cell>
          <table:table-cell office:value-type="float" office:value="1716.76" calcext:value-type="float">
            <text:p>1716.76</text:p>
          </table:table-cell>
          <table:table-cell office:value-type="float" office:value="3180.38" calcext:value-type="float">
            <text:p>3180.38</text:p>
          </table:table-cell>
          <table:table-cell office:value-type="float" office:value="4985.06" calcext:value-type="float">
            <text:p>4985.06</text:p>
          </table:table-cell>
          <table:table-cell office:value-type="float" office:value="8071.68" calcext:value-type="float">
            <text:p>8071.68</text:p>
          </table:table-cell>
          <table:table-cell office:value-type="float" office:value="21940.41" calcext:value-type="float">
            <text:p>21940.41</text:p>
          </table:table-cell>
          <table:table-cell office:value-type="float" office:value="0.203022636560323" calcext:value-type="float">
            <text:p>0.203022636560323</text:p>
          </table:table-cell>
          <table:table-cell office:value-type="float" office:value="0.384493964186553" calcext:value-type="float">
            <text:p>0.384493964186553</text:p>
          </table:table-cell>
          <table:table-cell office:value-type="float" office:value="0.698890389899807" calcext:value-type="float">
            <text:p>0.698890389899807</text:p>
          </table:table-cell>
          <table:table-cell office:value-type="float" office:value="0.85347406231959" calcext:value-type="float">
            <text:p>0.85347406231959</text:p>
          </table:table-cell>
          <table:table-cell office:value-type="float" office:value="0.924830815101524" calcext:value-type="float">
            <text:p>0.924830815101524</text:p>
          </table:table-cell>
          <table:table-cell office:value-type="float" office:value="0.97595648031564" calcext:value-type="float">
            <text:p>0.975956480315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1.86" calcext:value-type="float">
            <text:p>551.86</text:p>
          </table:table-cell>
          <table:table-cell office:value-type="float" office:value="1053.35" calcext:value-type="float">
            <text:p>1053.35</text:p>
          </table:table-cell>
          <table:table-cell office:value-type="float" office:value="1812.04" calcext:value-type="float">
            <text:p>1812.04</text:p>
          </table:table-cell>
          <table:table-cell office:value-type="float" office:value="3194.82" calcext:value-type="float">
            <text:p>3194.82</text:p>
          </table:table-cell>
          <table:table-cell office:value-type="float" office:value="5221.24" calcext:value-type="float">
            <text:p>5221.24</text:p>
          </table:table-cell>
          <table:table-cell office:value-type="float" office:value="7769.1" calcext:value-type="float">
            <text:p>7769.1</text:p>
          </table:table-cell>
          <table:table-cell office:value-type="float" office:value="18994.13" calcext:value-type="float">
            <text:p>18994.13</text:p>
          </table:table-cell>
          <table:table-cell office:value-type="float" office:value="0.113560670582818" calcext:value-type="float">
            <text:p>0.113560670582818</text:p>
          </table:table-cell>
          <table:table-cell office:value-type="float" office:value="0.256594173226669" calcext:value-type="float">
            <text:p>0.256594173226669</text:p>
          </table:table-cell>
          <table:table-cell office:value-type="float" office:value="0.543467082602397" calcext:value-type="float">
            <text:p>0.543467082602397</text:p>
          </table:table-cell>
          <table:table-cell office:value-type="float" office:value="0.680750772267006" calcext:value-type="float">
            <text:p>0.680750772267006</text:p>
          </table:table-cell>
          <table:table-cell office:value-type="float" office:value="0.775045306611874" calcext:value-type="float">
            <text:p>0.775045306611874</text:p>
          </table:table-cell>
          <table:table-cell office:value-type="float" office:value="0.886488976939069" calcext:value-type="float">
            <text:p>0.886488976939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text-style style:name="N147">
      <number:text-content/>
      <loext:fill-character>.</loext:fill-character>
    </number:text-style>
    <number:number-style style:name="N148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50P0" style:volatile="true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50P1" style:volatile="true">
      <number:text>-</number:text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1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1" loext:min-decimal-places="1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5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6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R$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R$ </number:text>
      <number:number number:decimal-places="0" loext:min-decimal-places="0" number:min-integer-digits="1" number:grouping="true"/>
    </number:number-style>
    <number:number-style style:name="N172">
      <number:text>-R$ 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text>R$ </number:text>
      <number:number number:decimal-places="0" loext:min-decimal-places="0" number:min-integer-digits="1" number:grouping="true"/>
    </number:number-style>
    <number:number-style style:name="N173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5P0" style:volatile="true">
      <number:text>R$ </number:text>
      <number:number number:decimal-places="2" loext:min-decimal-places="2" number:min-integer-digits="1" number:grouping="true"/>
    </number:number-style>
    <number:number-style style:name="N175">
      <number:text>-R$ 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6P0" style:volatile="true">
      <number:text>R$ </number:text>
      <number:number number:decimal-places="2" loext:min-decimal-places="2" number:min-integer-digits="1" number:grouping="true"/>
    </number:number-style>
    <number:number-style style:name="N17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R$ 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86">
      <number:number number:decimal-places="0" loext:min-decimal-places="0" number:min-integer-digits="6">
        <number:embedded-text number:position="3"> </number:embedded-text>
      </number:number>
    </number:number-style>
    <number:number-style style:name="N187">
      <number:number number:decimal-places="0" loext:min-decimal-places="0" number:min-integer-digits="5">
        <number:embedded-text number:position="3"> </number:embedded-text>
      </number:number>
    </number:number-style>
    <number:number-style style:name="N188">
      <number:number number:decimal-places="0" loext:min-decimal-places="0" number:min-integer-digits="5">
        <number:embedded-text number:position="3"> </number:embedded-text>
      </number:number>
      <number:text>l</number:text>
    </number:number-style>
    <number:number-style style:name="N189">
      <number:number number:decimal-places="0" loext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90">
      <number:number number:decimal-places="2" loext:min-decimal-places="2" number:min-integer-digits="4">
        <number:embedded-text number:position="3"> </number:embedded-text>
      </number:number>
    </number:number-style>
    <number:number-style style:name="N191">
      <number:text> </number:text>
      <number:number number:decimal-places="0" loext:min-decimal-places="0" number:min-integer-digits="6">
        <number:embedded-text number:position="3"> </number:embedded-text>
      </number:number>
    </number:number-style>
    <number:number-style style:name="N192">
      <number:number number:decimal-places="2" loext:min-decimal-places="2" number:min-integer-digits="1">
        <number:embedded-text number:position="3"> </number:embedded-text>
      </number:number>
    </number:number-style>
    <number:number-style style:name="N193">
      <number:number number:decimal-places="3" loext:min-decimal-places="3" number:min-integer-digits="1"/>
    </number:number-style>
    <number:number-style style:name="N196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6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1" loext:min-decimal-places="1" number:min-integer-digits="1">
        <number:embedded-text number:position="3"> </number:embedded-text>
      </number:number>
    </number:number-style>
    <number:number-style style:name="N200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00P1" style:volatile="true">
      <number:text>-</number:text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00">
      <number:text>-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20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20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20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20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6P2" style:volatile="true">
      <loext:text> R$ </loext:text>
      <loext:fill-character> </loext:fill-character>
      <number:text>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209P1" style:volatile="true">
      <number:text>-</number:text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209">
      <number:text>-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10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10">
      <number:text>-</number:text>
      <style:map style:condition="value()&gt;0" style:apply-style-name="N210P0"/>
      <style:map style:condition="value()&lt;0" style:apply-style-name="N210P1"/>
    </number:number-style>
    <number:number-style style:name="N211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212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12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13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14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15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15P0"/>
    </number:number-style>
    <number:number-style style:name="N2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R$</loext:text>
      <loext:fill-character> </loext:fill-character>
      <number:text>-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7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R$ </number:text>
      <number:number number:decimal-places="0" loext:min-decimal-places="0" number:min-integer-digits="1" number:grouping="true"/>
    </number:number-style>
    <number:number-style style:name="N218">
      <number:text>-R$ </number:text>
      <number:number number:decimal-places="0" loext:min-decimal-places="0" number:min-integer-digits="1" number:grouping="true"/>
      <style:map style:condition="value()&gt;=0" style:apply-style-name="N218P0"/>
    </number:number-style>
    <number:number-style style:name="N219P0" style:volatile="true">
      <number:text>R$ </number:text>
      <number:number number:decimal-places="0" loext:min-decimal-places="0" number:min-integer-digits="1" number:grouping="true"/>
    </number:number-style>
    <number:number-style style:name="N21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text>R$ </number:text>
      <number:number number:decimal-places="2" loext:min-decimal-places="2" number:min-integer-digits="1" number:grouping="true"/>
    </number:number-style>
    <number:number-style style:name="N220">
      <number:text>-R$ 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1P0" style:volatile="true">
      <number:text>R$ </number:text>
      <number:number number:decimal-places="2" loext:min-decimal-places="2" number:min-integer-digits="1" number:grouping="true"/>
    </number:number-style>
    <number:number-style style:name="N2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221P0"/>
    </number:number-style>
    <number:number-style style:name="N22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2P2" style:volatile="true">
      <loext:text> R$ </loext:text>
      <loext:fill-character> </loext:fill-character>
      <number:text>-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2" style:volatile="true">
      <loext:text> </loext:text>
      <loext:fill-character> </loext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2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28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229">
      <number:number number:decimal-places="0" loext:min-decimal-places="0" number:min-integer-digits="6">
        <number:embedded-text number:position="3"> </number:embedded-text>
      </number:number>
    </number:number-style>
    <number:number-style style:name="N230">
      <number:number number:decimal-places="0" loext:min-decimal-places="0" number:min-integer-digits="5">
        <number:embedded-text number:position="3"> </number:embedded-text>
      </number:number>
    </number:number-style>
    <number:number-style style:name="N231">
      <number:number number:decimal-places="0" loext:min-decimal-places="0" number:min-integer-digits="5">
        <number:embedded-text number:position="3"> </number:embedded-text>
      </number:number>
      <number:text>l</number:text>
    </number:number-style>
    <number:number-style style:name="N232">
      <number:number number:decimal-places="0" loext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233">
      <number:number number:decimal-places="2" loext:min-decimal-places="2" number:min-integer-digits="4">
        <number:embedded-text number:position="3"> </number:embedded-text>
      </number:number>
    </number:number-style>
    <number:number-style style:name="N234">
      <number:text> </number:text>
      <number:number number:decimal-places="0" loext:min-decimal-places="0" number:min-integer-digits="6">
        <number:embedded-text number:position="3"> </number:embedded-text>
      </number:number>
    </number:number-style>
    <number:number-style style:name="N235">
      <number:number number:decimal-places="2" loext:min-decimal-places="2" number:min-integer-digits="1">
        <number:embedded-text number:position="3"> </number:embedded-text>
      </number:number>
    </number:number-style>
    <number:number-style style:name="N236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6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2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">
      <number:number number:decimal-places="1" loext:min-decimal-places="1" number:min-integer-digits="1">
        <number:embedded-text number:position="3"> </number:embedded-text>
      </number:number>
    </number:number-style>
    <number:number-style style:name="N238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38P1" style:volatile="true">
      <number:text>-</number:text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38">
      <number:text>-</number:text>
      <style:map style:condition="value()&gt;0" style:apply-style-name="N238P0"/>
      <style:map style:condition="value()&lt;0" style:apply-style-name="N238P1"/>
    </number:number-style>
    <number:number-style style:name="N239P0" style:volatile="true"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239P1" style:volatile="true">
      <number:text>-</number:text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239">
      <number:text>-</number:text>
      <style:map style:condition="value()&gt;0" style:apply-style-name="N239P0"/>
      <style:map style:condition="value()&lt;0" style:apply-style-name="N239P1"/>
    </number:number-style>
    <number:number-style style:name="N240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1">
      <number:text>-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1:42:09.634151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9:02:38.370679653</meta:creation-date>
    <dc:date>2020-11-19T13:14:19.036083233</dc:date>
    <meta:editing-duration>PT2H27M30S</meta:editing-duration>
    <meta:editing-cycles>5</meta:editing-cycles>
    <meta:generator>LibreOffice/6.1.5.2$Linux_X86_64 LibreOffice_project/10$Build-2</meta:generator>
    <meta:document-statistic meta:table-count="1" meta:cell-count="392" meta:object-count="0"/>
  </office:meta>
</office:document-meta>
</file>